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1303b"/>
    </style:style>
    <style:style style:name="P2" style:family="paragraph" style:parent-style-name="Standard">
      <style:text-properties officeooo:rsid="0001a6ce" officeooo:paragraph-rsid="0001a6ce"/>
    </style:style>
    <style:style style:name="P3" style:family="paragraph" style:parent-style-name="Standard">
      <style:text-properties officeooo:rsid="00028290" officeooo:paragraph-rsid="00028290"/>
    </style:style>
    <style:style style:name="T1" style:family="text">
      <style:text-properties officeooo:rsid="0001303b"/>
    </style:style>
    <style:style style:name="T2" style:family="text">
      <style:text-properties officeooo:rsid="0001a6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2">3</text:span><text:span text:style-name="T1">.</text:span></text:p>
      <text:p text:style-name="P1">select p.PName,count(pr.PSSN) from PATIENT p,DOCTOR d, PRESCRIBE pr where p.PSSN=pr.PSSN and d.DSSN=pr.DSSN and pr.DATE1 like "2013-08%" group by(p.Pname);</text:p>
      <text:p text:style-name="P1"/>
      <text:p text:style-name="P2">4.</text:p>
      <text:p text:style-name="P2"/>
      <text:p text:style-name="P1">select pc.* from PHCOMPANY pc, CONTRACT_WITH c where pc.CName=c.CName group by(c.CName) having count(c.CName)&gt;=ALL(select count(c.CName) from CONTRACT_WITH c,PHCOMPANY pc where c.CName=pc.CName group by(c.Cname));</text:p>
      <text:p text:style-name="P1"/>
      <text:p text:style-name="P3">5</text:p>
      <text:p text:style-name="P3"/>
      <text:p text:style-name="P3">select D.* from DISTRIBUTOR D,INSTALLATION I where D.Tin=I.Tin and I.Charge&gt;=ALL(select avg(I.Charge) from INSTALLATION I,DISTRIBUTOR D where (I.Tin=D.Tin));</text:p>
      <text:p text:style-name="P3"/>
      <text:p text:style-name="P3">6.</text:p>
      <text:p text:style-name="P3">select distinct D.* from DISTRIBUTOR D,INSTALLATION I where D.Tin not in(select I.Tin from INSTALLATION I,DISTRIBUTOR D where D.Tin=I.tin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5:00:07.860252437</meta:creation-date>
    <meta:generator>LibreOffice/7.4.1.1$Linux_X86_64 LibreOffice_project/40$Build-1</meta:generator>
    <dc:date>2022-09-26T17:23:01.054408354</dc:date>
    <meta:editing-duration>PT17M50S</meta:editing-duration>
    <meta:editing-cycles>3</meta:editing-cycles>
    <meta:document-statistic meta:table-count="0" meta:image-count="0" meta:object-count="0" meta:page-count="1" meta:paragraph-count="8" meta:word-count="79" meta:character-count="672" meta:non-whitespace-character-count="600"/>
  </office:meta>
</office:document-meta>
</file>